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20000000D57DF87A96E6FB2C2.png" manifest:media-type="image/png"/>
  <manifest:file-entry manifest:full-path="Pictures/10000201000000310000000D68FEB11E8E1653DD.png" manifest:media-type="image/png"/>
  <manifest:file-entry manifest:full-path="Pictures/10000201000000320000000DDF748F4098B658EC.png" manifest:media-type="image/png"/>
  <manifest:file-entry manifest:full-path="Pictures/10001D0B000005320000014BA081F9FC687D78E5.svg" manifest:media-type="image/svg+xml"/>
  <manifest:file-entry manifest:full-path="Pictures/10000201000000310000000B95AE081C350936E8.png" manifest:media-type="image/png"/>
  <manifest:file-entry manifest:full-path="Pictures/10000201000000310000000D326CDFD57A2A0A30.png" manifest:media-type="image/png"/>
  <manifest:file-entry manifest:full-path="Pictures/10001BF2000005090000014B2B0C8835CB22BB0A.svg" manifest:media-type="image/svg+xml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0201000000310000000C5C488B6534619F68.png" manifest:media-type="image/png"/>
  <manifest:file-entry manifest:full-path="Pictures/100002010000002400000009E93F550D8107F400.png" manifest:media-type="image/png"/>
  <manifest:file-entry manifest:full-path="Pictures/10001B690000050F0000014B8870F5C442233BBF.svg" manifest:media-type="image/svg+xml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18ED000005380000014B561F5F3FB6AF75B8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0476000000FE000000A351055D896ABB68B5.svg" manifest:media-type="image/svg+xml"/>
  <manifest:file-entry manifest:full-path="Pictures/10001D1E0000051D0000014446A1BC50F31B576D.svg" manifest:media-type="image/svg+xml"/>
  <manifest:file-entry manifest:full-path="Pictures/10000F630000021C0000013CCED08FBFF21C2FE9.svg" manifest:media-type="image/svg+xml"/>
  <manifest:file-entry manifest:full-path="Pictures/10000ED50000014900000163D7375A72B4402BBC.svg" manifest:media-type="image/svg+xml"/>
  <manifest:file-entry manifest:full-path="Pictures/10001B2A0000051D00000152FEB2E19AC4894F34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EBF000002C80000015A74D15737E2BF4C30.svg" manifest:media-type="image/svg+xml"/>
  <manifest:file-entry manifest:full-path="Pictures/10000201000000320000000DB1945EE59C68B553.png" manifest:media-type="image/png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0A00000006D853673D4EBA2357.png" manifest:media-type="image/png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17D80000052300000152F6ACBE14A93DCB95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310000000D4235E3FDAE5B0EA2.png" manifest:media-type="image/png"/>
  <manifest:file-entry manifest:full-path="Pictures/10001D37000005090000012A43576C24B0E0A2D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09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1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2" style:family="graphic" style:parent-style-name="objectwithoutfill">
      <style:graphic-properties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1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15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6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7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20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1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2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25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2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28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2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30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31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32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34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35" style:family="graphic" style:parent-style-name="objectwithoutfill">
      <style:graphic-properties draw:marker-end="Symmetric_20_Arrow" draw:marker-end-width="0.2cm" draw:fill="none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40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D853673D4EBA2357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08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5" draw:layer="layout" draw:type="line" svg:x1="6.636cm" svg:y1="15.354cm" svg:x2="6.636cm" svg:y2="7.825cm" draw:start-shape="id164" draw:start-glue-point="0" draw:end-shape="id165" svg:d="M6636 15354v-7529" svg:viewBox="0 0 1 7530">
          <text:p/>
        </draw:connector>
        <draw:frame draw:style-name="gr210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1" draw:text-style-name="P141" xml:id="id166" draw:id="id166" draw:layer="layout" svg:x1="9.545cm" svg:y1="13.819cm" svg:x2="11.395cm" svg:y2="13.813cm">
          <text:p/>
        </draw:line>
        <draw:line draw:style-name="gr211" draw:text-style-name="P141" draw:layer="layout" svg:x1="12.456cm" svg:y1="13.209cm" svg:x2="11.113cm" svg:y2="12.74cm">
          <text:p/>
        </draw:line>
        <draw:line draw:style-name="gr211" draw:text-style-name="P141" draw:layer="layout" svg:x1="14.878cm" svg:y1="12.944cm" svg:x2="14.878cm" svg:y2="12.313cm">
          <text:p/>
        </draw:line>
        <draw:line draw:style-name="gr211" draw:text-style-name="P141" draw:layer="layout" svg:x1="17.381cm" svg:y1="13.229cm" svg:x2="18.643cm" svg:y2="12.781cm">
          <text:p/>
        </draw:line>
        <draw:line draw:style-name="gr211" draw:text-style-name="P141" draw:layer="layout" svg:x1="18.37cm" svg:y1="13.813cm" svg:x2="20.251cm" svg:y2="13.839cm">
          <text:p/>
        </draw:line>
        <draw:line draw:style-name="gr211" draw:text-style-name="P141" draw:layer="layout" svg:x1="17.32cm" svg:y1="14.389cm" svg:x2="18.663cm" svg:y2="14.939cm">
          <text:p/>
        </draw:line>
        <draw:line draw:style-name="gr211" draw:text-style-name="P141" draw:layer="layout" svg:x1="14.878cm" svg:y1="14.613cm" svg:x2="14.878cm" svg:y2="15.386cm">
          <text:p/>
        </draw:line>
        <draw:line draw:style-name="gr211" draw:text-style-name="P141" draw:layer="layout" svg:x1="12.415cm" svg:y1="14.369cm" svg:x2="11.113cm" svg:y2="14.918cm">
          <text:p/>
        </draw:line>
        <draw:connector draw:style-name="gr212" draw:text-style-name="P25" draw:layer="layout" draw:type="line" svg:x1="10.47cm" svg:y1="13.813cm" svg:x2="7.812cm" svg:y2="9.559cm" draw:start-shape="id166" draw:start-glue-point="0" draw:end-shape="id167" draw:end-glue-point="1" svg:d="M10470 13813l-2658-4254" svg:viewBox="0 0 2659 4255">
          <text:p/>
        </draw:connector>
        <draw:connector draw:style-name="gr212" draw:text-style-name="P25" draw:layer="layout" draw:type="line" svg:x1="10.471cm" svg:y1="13.813cm" svg:x2="8.625cm" svg:y2="15.852cm" draw:end-shape="id164" draw:end-glue-point="1" svg:d="M10471 13813l-1846 2039" svg:viewBox="0 0 1847 2040">
          <text:p/>
        </draw:connector>
        <draw:path draw:style-name="gr212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0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13" draw:text-style-name="P137" xml:id="id165" draw:id="id165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14" draw:text-style-name="P142" xml:id="id167" draw:id="id167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draw:custom-shape draw:style-name="gr215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6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7" draw:text-style-name="P145" xml:id="id168" draw:id="id168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68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68" draw:start-glue-point="1" svg:d="M10930 11052l1365-8" svg:viewBox="0 0 1366 9">
          <text:p/>
        </draw:connector>
        <draw:frame draw:style-name="gr218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6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7" draw:text-style-name="P145" xml:id="id169" draw:id="id169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69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69" draw:start-glue-point="1" svg:d="M20931 11052l1365-8" svg:viewBox="0 0 1366 9">
          <text:p/>
        </draw:connector>
        <draw:frame draw:style-name="gr218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8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19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20" draw:text-style-name="P25" draw:layer="layout" svg:x1="18.365cm" svg:y1="15.695cm" svg:x2="13.469cm" svg:y2="15.695cm">
          <text:p/>
        </draw:line>
        <draw:custom-shape draw:style-name="gr219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1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21" draw:text-style-name="P25" draw:layer="layout" svg:x1="13.49cm" svg:y1="15.695cm" svg:x2="11.786cm" svg:y2="15.695cm">
          <text:p/>
        </draw:line>
        <draw:frame draw:style-name="gr222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2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3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24" draw:text-style-name="P143" xml:id="id170" draw:id="id170" draw:layer="layout" svg:width="1.355cm" svg:height="1.239cm" svg:x="8.979cm" svg:y="19.328cm">
          <draw:text-box>
            <text:p/>
          </draw:text-box>
        </draw:frame>
        <draw:frame draw:style-name="gr218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18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24" draw:text-style-name="P143" xml:id="id171" draw:id="id171" draw:layer="layout" svg:width="1.355cm" svg:height="1.239cm" svg:x="19.736cm" svg:y="19.328cm">
          <draw:text-box>
            <text:p/>
          </draw:text-box>
        </draw:frame>
        <draw:connector draw:style-name="gr199" draw:text-style-name="P25" draw:layer="layout" draw:type="line" svg:x1="10.334cm" svg:y1="19.947cm" svg:x2="19.736cm" svg:y2="19.947cm" draw:start-shape="id170" draw:start-glue-point="1" draw:end-shape="id171" svg:d="M10334 19947h9402" svg:viewBox="0 0 9403 1">
          <text:p/>
        </draw:connector>
        <draw:custom-shape draw:style-name="gr225" draw:text-style-name="P25" xml:id="id173" draw:id="id17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25" xml:id="id172" draw:id="id17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26" draw:text-style-name="P25" xml:id="id174" draw:id="id174" draw:layer="layout" svg:x1="9.656cm" svg:y1="20.567cm" svg:x2="10.881cm" svg:y2="20.038cm" draw:start-shape="id170" draw:start-glue-point="2" draw:end-shape="id172" draw:end-glue-point="2" svg:d="M9656 20567v527h1225v-1056" svg:viewBox="0 0 1226 1057">
          <text:p/>
        </draw:connector>
        <draw:connector draw:style-name="gr226" draw:text-style-name="P25" xml:id="id175" draw:id="id175" draw:layer="layout" svg:x1="19.203cm" svg:y1="20.038cm" svg:x2="20.413cm" svg:y2="20.567cm" draw:start-shape="id173" draw:start-glue-point="2" draw:end-shape="id171" draw:end-glue-point="2" svg:d="M19203 20038v1056h1210v-527" svg:viewBox="0 0 1211 1057">
          <text:p/>
        </draw:connector>
        <draw:connector draw:style-name="gr226" draw:text-style-name="P25" draw:layer="layout" draw:line-skew="0.685cm" svg:x1="10.268cm" svg:y1="21.094cm" svg:x2="19.808cm" svg:y2="21.094cm" draw:start-shape="id174" draw:start-glue-point="0" draw:end-shape="id175" draw:end-glue-point="0" svg:d="M10268 21094v1186h9540v-1186" svg:viewBox="0 0 9541 1187">
          <text:p/>
        </draw:connector>
        <draw:frame draw:style-name="gr227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custom-shape draw:style-name="gr228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57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22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178" draw:id="id178">
          <draw:custom-shape draw:style-name="gr229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30" draw:text-style-name="P25" draw:layer="layout" draw:type="line" svg:x1="12.879cm" svg:y1="7.539cm" svg:x2="18.777cm" svg:y2="7.539cm" draw:start-shape="id176" draw:start-glue-point="1" draw:end-shape="id177" draw:end-glue-point="3" svg:d="M12879 7539h5898" svg:viewBox="0 0 5899 1">
          <text:p/>
        </draw:connector>
        <draw:g xml:id="id176" draw:id="id176">
          <draw:custom-shape draw:style-name="gr231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178" draw:start-glue-point="1" draw:end-shape="id176" draw:end-glue-point="3" svg:d="M9567 7539h2693" svg:viewBox="0 0 2694 1">
          <text:p/>
        </draw:connector>
        <draw:g xml:id="id180" draw:id="id180">
          <draw:custom-shape draw:style-name="gr232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33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181" draw:id="id181">
          <draw:custom-shape draw:style-name="gr229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177" draw:id="id177">
          <draw:custom-shape draw:style-name="gr231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34" draw:text-style-name="P25" draw:layer="layout" draw:type="line" svg:x1="18.777cm" svg:y1="8.427cm" svg:x2="12.879cm" svg:y2="8.427cm" draw:start-shape="id179" draw:start-glue-point="3" draw:end-shape="id180" draw:end-glue-point="1" svg:d="M18777 8427h-5898" svg:viewBox="0 0 5899 1">
          <text:p/>
        </draw:connector>
        <draw:g xml:id="id179" draw:id="id179">
          <draw:custom-shape draw:style-name="gr231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177" draw:start-glue-point="1" draw:end-shape="id181" draw:end-glue-point="3" svg:d="M19396 7539h2700" svg:viewBox="0 0 2701 1">
          <text:p/>
        </draw:connector>
        <draw:connector draw:style-name="gr235" draw:text-style-name="P25" draw:layer="layout" svg:x1="24.683cm" svg:y1="7.899cm" svg:x2="19.396cm" svg:y2="8.427cm" draw:start-shape="id181" draw:start-glue-point="2" draw:end-shape="id179" draw:end-glue-point="1" svg:d="M24683 7899v528h-5287" svg:viewBox="0 0 5288 529">
          <text:p/>
        </draw:connector>
        <draw:connector draw:style-name="gr235" draw:text-style-name="P25" draw:layer="layout" svg:x1="12.26cm" svg:y1="8.427cm" svg:x2="6.979cm" svg:y2="7.899cm" draw:start-shape="id180" draw:start-glue-point="3" draw:end-shape="id178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57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57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57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57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57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57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57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236" draw:text-style-name="P155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37" draw:text-style-name="P156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8" draw:text-style-name="P157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39" draw:text-style-name="P160" draw:layer="layout" svg:width="20.574cm" svg:height="5.506cm" svg:x="3.556cm" svg:y="10.719cm">
          <draw:text-box>
            <text:p text:style-name="P158"><text:span text:style-name="T6">Quotes are still nice in Caladea but authors are nices in Carlito</text:span></text:p>
            <text:p text:style-name="P158"><text:span text:style-name="T6"/></text:p>
            <text:p text:style-name="P158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9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40" draw:text-style-name="P161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4-08T12:03:30.962820779</dc:date>
    <meta:editing-duration>P2DT20H59M37S</meta:editing-duration>
    <meta:editing-cycles>479</meta:editing-cycles>
    <meta:generator>LibreOffice/6.3.5.2$Linux_X86_64 LibreOffice_project/30$Build-2</meta:generator>
    <meta:document-statistic meta:object-count="973"/>
  </office:meta>
</office:document-meta>
</file>